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svg:stroke-color="#ff950e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803cm" svg:height="1.803cm" svg:x="15.672cm" svg:y="10.283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3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4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4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5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4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1:02:48.326404492</dc:date>
    <dc:creator>elucterio </dc:creator>
    <meta:editing-duration>PT34M36S</meta:editing-duration>
    <meta:editing-cycles>35</meta:editing-cycles>
    <meta:generator>LibreOffice/4.2.8.2$Linux_X86_64 LibreOffice_project/420m0$Build-2</meta:generator>
    <meta:document-statistic meta:object-count="20"/>
  </office:meta>
</office:document-meta>
</file>